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MetaDataContex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MetaDataContextTests.testTableWithSingleColumnGenerat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bleMetaDataContextTests.testMatchInParametersAndSqlTypeInfoWr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